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36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2" xml:id="id1" draw:id="id1" draw:layer="layout" svg:width="16.5cm" svg:height="1.352cm" svg:x="5.5cm" svg:y="1cm">
          <draw:text-box>
            <text:p text:style-name="P1"><text:span text:style-name="T1">Il processo</text:span></text:p>
          </draw:text-box>
        </draw:frame>
        <draw:frame draw:style-name="gr1" draw:text-style-name="P4" xml:id="id2" draw:id="id2" draw:layer="layout" svg:width="24cm" svg:height="8.121cm" svg:x="2.5cm" svg:y="3cm">
          <draw:text-box>
            <text:p text:style-name="P3"><text:span text:style-name="T2">In Informatica per processo si intende un'istanza di un programma in esecuzione in modo sequenziale. Più precisamente è un'attività controllata da un programma che si svolge su un processore.</text:span></text:p>
            <text:p text:style-name="P3"><text:span text:style-name="T2">E' lo strumento concettuale usato per descrivere un programma in esecuzione.</text:span></text:p>
            <text:p text:style-name="P3"><text:span text:style-name="T2">Un intero sistema è descritto come un insieme di processi, che vengono eseguiti in parallelo, e il SO ne alterna l'esecuzione..</text:span></text:p>
            <text:p text:style-name="P3"><text:span text:style-name="T2">Un ruolo importante nell'alternarsi delle esecuzioni è la capacità di interrompere un programma attivo, in modo tale da riprenderne in un altro intervallo di tempo, la sua esecuzion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gr1" draw:text-style-name="P6" xml:id="id3" draw:id="id3" draw:layer="layout" svg:width="16.5cm" svg:height="1.673cm" svg:x="5.5cm" svg:y="1cm">
          <draw:text-box>
            <text:p text:style-name="P5"><text:span text:style-name="T3">Interrupt</text:span></text:p>
          </draw:text-box>
        </draw:frame>
        <draw:frame draw:style-name="gr1" draw:text-style-name="P4" xml:id="id4" draw:id="id4" draw:layer="layout" svg:width="23cm" svg:height="15.991cm" svg:x="1.5cm" svg:y="3.5cm">
          <draw:text-box>
            <text:p text:style-name="P3"><text:span text:style-name="T2">Un interrupt o interruzione è un segnale che indica il 'bisogno di attenzione' da parte di una periferica finalizzata ad una particolare richiesta di servizio che consente l'interruzione di un processo qualora si verifichino determinate condizioni <text:s/>oppure più in generale una particolare richiesta al sistema operativo da parte di un processo in esecuzione.</text:span></text:p>
            <text:p text:style-name="P3"><text:span text:style-name="T2">L'alternarsi delle esecuzioni avviene per diverse cause:</text:span></text:p>
            <text:p text:style-name="P3"><text:span text:style-name="T2"/></text:p>
            <text:p text:style-name="P3"><text:span text:style-name="T2"><text:tab/></text:span><text:span text:style-name="T2">Il SO interrompe un programma con bassa priorità.</text:span></text:p>
            <text:p text:style-name="P3"><text:span text:style-name="T2"/></text:p>
            <text:p text:style-name="P3"><text:tab/>Il SO allo scadere del time slice interrompe il programma per cedere il <text:s text:c="16"/>controllo della CPU ad un altro programma (time sharing).</text:p>
            <text:p text:style-name="P3"/>
            <text:p text:style-name="P3"><text:tab/>Un evento esterno, causa l'interruzione del programma.</text:p>
            <text:p text:style-name="P3"/>
            <text:p text:style-name="P3"><text:tab/>Il SO sfrutta i “tempi morti” di attesa del completamento dell' I/O.</text:p>
            <text:p text:style-name="P3"/>
            <text:p text:style-name="P3">La gestione delle interruzioni è gestita dal SO che modifica il valore del registro PSW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gr1" draw:text-style-name="P7" xml:id="id5" draw:id="id5" draw:layer="layout" svg:width="26.5cm" svg:height="2.384cm" svg:x="1cm" svg:y="1cm">
          <draw:text-box>
            <text:p text:style-name="P7">Dopo aver eseguito un'istruzione il processore controlla se ci sono segnali di interruzioni.</text:p>
            <text:p text:style-name="P7">In caso affermativo, prima gestisce l'interruzione trasferendo il controllo a una routine di gestione dell'interruzione e poi passa ad eseguire la prossima istruzione.</text:p>
          </draw:text-box>
        </draw:frame>
        <draw:frame draw:style-name="gr1" draw:text-style-name="P9" xml:id="id6" draw:id="id6" draw:layer="layout" svg:width="6cm" svg:height="1.195cm" svg:x="11cm" svg:y="4.5cm">
          <draw:text-box>
            <text:p text:style-name="P8"><text:span text:style-name="T4">ISR</text:span></text:p>
          </draw:text-box>
        </draw:frame>
        <draw:frame draw:style-name="gr1" draw:text-style-name="P10" xml:id="id7" draw:id="id7" draw:layer="layout" svg:width="24.5cm" svg:height="8.072cm" svg:x="2cm" svg:y="6cm">
          <draw:text-box>
            <text:p text:style-name="P7"><text:span text:style-name="T5">La sigla ISR indica un programma per la gestione delle interruzioni. (Interrupt Service Routine).</text:span></text:p>
            <text:p text:style-name="P7"><text:span text:style-name="T5">Per velocizzare le operazioni di gestione delle 'interruzioni si usa un vettore delle interruzioni, cioè un array di puntatori che puntano a diverse routine di gestione delle interruzioni.</text:span></text:p>
            <text:p text:style-name="P7"><text:span text:style-name="T5">Un interrupt vector (vettore delle interruzioni) è un indirizzo di memoria del gestore di interrupt, oppure un indice ad un array, chiamato interrupt vector table.</text:span></text:p>
            <text:p text:style-name="P7"><text:span text:style-name="T5">Ogni cella del vettore contiene al suo interno una routine. Ad ogni evento che genera un'interruzione, è associato un valore numerico che viene usato come indice di ogni componente del vettore per far partire la routine in grado di servire le interruzioni di quel dispositivo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  <anim:par smil:begin="1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Gradient_20_6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anluca </meta:initial-creator>
    <meta:creation-date>2011-01-28T13:08:12</meta:creation-date>
    <meta:editing-duration>PT54M10S</meta:editing-duration>
    <meta:editing-cycles>10</meta:editing-cycles>
    <dc:date>2011-05-12T17:53:04</dc:date>
    <meta:generator>LibreOffice/3.3$Linux LibreOffice_project/330m19$Build-5</meta:generator>
    <meta:document-statistic meta:object-count="34"/>
  </office:meta>
</office:document-meta>
</file>